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004cm"/>
    </style:style>
    <style:style style:name="co3" style:family="table-column">
      <style:table-column-properties fo:break-before="auto" style:column-width="1.8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1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Arctic ice ext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Minimum</text:p>
          </table:table-cell>
          <table:covered-table-cell/>
          <table:table-cell table:number-columns-repeated="2"/>
          <table:table-cell office:value-type="string">
            <text:p>September</text:p>
          </table:table-cell>
          <table:table-cell table:number-columns-repeated="4"/>
          <table:table-cell table:style-name="ce1" office:value-type="string" table:number-columns-spanned="2" table:number-rows-spanned="1">
            <text:p>Maximum</text:p>
          </table:table-cell>
          <table:covered-table-cell table:style-name="ce2"/>
          <table:table-cell/>
          <table:table-cell office:value-type="string">
            <text:p>March</text:p>
          </table:table-cell>
          <table:table-cell table:number-columns-repeated="4"/>
          <table:table-cell table:style-name="ce1" office:value-type="string" table:number-columns-spanned="2" table:number-rows-spanned="1">
            <text:p>Average</text:p>
          </table:table-cell>
          <table:covered-table-cell/>
          <table:table-cell/>
          <table:table-cell office:value-type="string">
            <text:p>Average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7.243882">
            <text:p>7.24</text:p>
          </table:table-cell>
          <table:table-cell table:number-columns-repeated="7"/>
          <table:table-cell office:value-type="float" office:value="1979">
            <text:p>1979</text:p>
          </table:table-cell>
          <table:table-cell office:value-type="float" office:value="16.517972">
            <text:p>16.52</text:p>
          </table:table-cell>
          <table:table-cell>
            <draw:frame table:end-cell-address="'Arctic ice extent'.Q18" table:end-x="0.937cm" table:end-y="0.067cm" draw:z-index="3" draw:style-name="gr1" svg:width="12.167cm" svg:height="6.999cm" svg:x="0.06cm" svg:y="0.266cm">
              <draw:object draw:notify-on-update-of-ranges="'Arctic ice extent'.K2:'Arctic ice extent'.K31 'Arctic ice extent'.J2:'Arctic ice extent'.J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office:value-type="float" office:value="1979">
            <text:p>1979</text:p>
          </table:table-cell>
          <table:table-cell office:value-type="float" office:value="12.593902">
            <text:p>12.59</text:p>
          </table:table-cell>
          <table:table-cell>
            <draw:frame table:end-cell-address="'Arctic ice extent'.Y18" table:end-x="0.945cm" table:end-y="0.146cm" draw:z-index="4" draw:style-name="gr1" svg:width="12.167cm" svg:height="6.999cm" svg:x="0.068cm" svg:y="0.345cm">
              <draw:object draw:notify-on-update-of-ranges="'Arctic ice extent'.S2:'Arctic ice extent'.S31 'Arctic ice extent'.R2:'Arctic ice extent'.R3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7.880464">
            <text:p>7.88</text:p>
          </table:table-cell>
          <table:table-cell>
            <draw:frame table:end-cell-address="'Arctic ice extent'.I19" table:end-x="0.437cm" table:end-y="0.218cm" draw:z-index="0" draw:style-name="gr1" svg:width="12.167cm" svg:height="6.999cm" svg:x="0.241cm" svg:y="0.417cm">
              <draw:object draw:notify-on-update-of-ranges="'Arctic ice extent'.B2:'Arctic ice extent'.B30 'Arctic ice extent'.A2:'Arctic ice extent'.A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office:value-type="float" office:value="1980">
            <text:p>1980</text:p>
          </table:table-cell>
          <table:table-cell office:value-type="float" office:value="16.208922">
            <text:p>16.21</text:p>
          </table:table-cell>
          <table:table-cell table:number-columns-repeated="6"/>
          <table:table-cell office:value-type="float" office:value="1980">
            <text:p>1980</text:p>
          </table:table-cell>
          <table:table-cell office:value-type="float" office:value="12.573938">
            <text:p>12.57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7.285035">
            <text:p>7.29</text:p>
          </table:table-cell>
          <table:table-cell table:number-columns-repeated="7"/>
          <table:table-cell office:value-type="float" office:value="1981">
            <text:p>1981</text:p>
          </table:table-cell>
          <table:table-cell office:value-type="float" office:value="15.727337">
            <text:p>15.73</text:p>
          </table:table-cell>
          <table:table-cell table:number-columns-repeated="6"/>
          <table:table-cell office:value-type="float" office:value="1981">
            <text:p>1981</text:p>
          </table:table-cell>
          <table:table-cell office:value-type="float" office:value="12.373737">
            <text:p>12.37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7.488367">
            <text:p>7.49</text:p>
          </table:table-cell>
          <table:table-cell table:number-columns-repeated="7"/>
          <table:table-cell office:value-type="float" office:value="1982">
            <text:p>1982</text:p>
          </table:table-cell>
          <table:table-cell office:value-type="float" office:value="16.229562">
            <text:p>16.23</text:p>
          </table:table-cell>
          <table:table-cell table:number-columns-repeated="6"/>
          <table:table-cell office:value-type="float" office:value="1982">
            <text:p>1982</text:p>
          </table:table-cell>
          <table:table-cell office:value-type="float" office:value="12.73989">
            <text:p>12.74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7.574738">
            <text:p>7.57</text:p>
          </table:table-cell>
          <table:table-cell table:number-columns-repeated="7"/>
          <table:table-cell office:value-type="float" office:value="1983">
            <text:p>1983</text:p>
          </table:table-cell>
          <table:table-cell office:value-type="float" office:value="16.17959">
            <text:p>16.18</text:p>
          </table:table-cell>
          <table:table-cell table:number-columns-repeated="6"/>
          <table:table-cell office:value-type="float" office:value="1983">
            <text:p>1983</text:p>
          </table:table-cell>
          <table:table-cell office:value-type="float" office:value="12.561304">
            <text:p>12.56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7.224761">
            <text:p>7.22</text:p>
          </table:table-cell>
          <table:table-cell table:number-columns-repeated="7"/>
          <table:table-cell office:value-type="float" office:value="1984">
            <text:p>1984</text:p>
          </table:table-cell>
          <table:table-cell office:value-type="float" office:value="15.712474">
            <text:p>15.71</text:p>
          </table:table-cell>
          <table:table-cell table:number-columns-repeated="6"/>
          <table:table-cell office:value-type="float" office:value="1984">
            <text:p>1984</text:p>
          </table:table-cell>
          <table:table-cell office:value-type="float" office:value="12.161671">
            <text:p>12.16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6.964927">
            <text:p>6.96</text:p>
          </table:table-cell>
          <table:table-cell table:number-columns-repeated="7"/>
          <table:table-cell office:value-type="float" office:value="1985">
            <text:p>1985</text:p>
          </table:table-cell>
          <table:table-cell office:value-type="float" office:value="16.129406">
            <text:p>16.13</text:p>
          </table:table-cell>
          <table:table-cell table:number-columns-repeated="6"/>
          <table:table-cell office:value-type="float" office:value="1985">
            <text:p>1985</text:p>
          </table:table-cell>
          <table:table-cell office:value-type="float" office:value="12.278324">
            <text:p>12.28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7.585003">
            <text:p>7.59</text:p>
          </table:table-cell>
          <table:table-cell table:number-columns-repeated="7"/>
          <table:table-cell office:value-type="float" office:value="1986">
            <text:p>1986</text:p>
          </table:table-cell>
          <table:table-cell office:value-type="float" office:value="16.14685">
            <text:p>16.15</text:p>
          </table:table-cell>
          <table:table-cell table:number-columns-repeated="6"/>
          <table:table-cell office:value-type="float" office:value="1986">
            <text:p>1986</text:p>
          </table:table-cell>
          <table:table-cell office:value-type="float" office:value="12.467922">
            <text:p>12.47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7.534914">
            <text:p>7.53</text:p>
          </table:table-cell>
          <table:table-cell table:number-columns-repeated="7"/>
          <table:table-cell office:value-type="float" office:value="1987">
            <text:p>1987</text:p>
          </table:table-cell>
          <table:table-cell office:value-type="float" office:value="16.186784">
            <text:p>16.19</text:p>
          </table:table-cell>
          <table:table-cell table:number-columns-repeated="6"/>
          <table:table-cell office:value-type="float" office:value="1987">
            <text:p>1987</text:p>
          </table:table-cell>
          <table:table-cell office:value-type="float" office:value="12.405664">
            <text:p>12.41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7.556695">
            <text:p>7.56</text:p>
          </table:table-cell>
          <table:table-cell table:number-columns-repeated="7"/>
          <table:table-cell office:value-type="float" office:value="1988">
            <text:p>1988</text:p>
          </table:table-cell>
          <table:table-cell office:value-type="float" office:value="16.213384">
            <text:p>16.21</text:p>
          </table:table-cell>
          <table:table-cell table:number-columns-repeated="6"/>
          <table:table-cell office:value-type="float" office:value="1988">
            <text:p>1988</text:p>
          </table:table-cell>
          <table:table-cell office:value-type="float" office:value="12.434035">
            <text:p>12.43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7.105214">
            <text:p>7.11</text:p>
          </table:table-cell>
          <table:table-cell table:number-columns-repeated="7"/>
          <table:table-cell office:value-type="float" office:value="1989">
            <text:p>1989</text:p>
          </table:table-cell>
          <table:table-cell office:value-type="float" office:value="15.665137">
            <text:p>15.67</text:p>
          </table:table-cell>
          <table:table-cell table:number-columns-repeated="6"/>
          <table:table-cell office:value-type="float" office:value="1989">
            <text:p>1989</text:p>
          </table:table-cell>
          <table:table-cell office:value-type="float" office:value="12.239298">
            <text:p>12.24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6.295575">
            <text:p>6.3</text:p>
          </table:table-cell>
          <table:table-cell table:number-columns-repeated="7"/>
          <table:table-cell office:value-type="float" office:value="1990">
            <text:p>1990</text:p>
          </table:table-cell>
          <table:table-cell office:value-type="float" office:value="15.985427">
            <text:p>15.99</text:p>
          </table:table-cell>
          <table:table-cell table:number-columns-repeated="6"/>
          <table:table-cell office:value-type="float" office:value="1990">
            <text:p>1990</text:p>
          </table:table-cell>
          <table:table-cell office:value-type="float" office:value="11.977859">
            <text:p>11.98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6.617042">
            <text:p>6.62</text:p>
          </table:table-cell>
          <table:table-cell table:number-columns-repeated="7"/>
          <table:table-cell office:value-type="float" office:value="1991">
            <text:p>1991</text:p>
          </table:table-cell>
          <table:table-cell office:value-type="float" office:value="15.582147">
            <text:p>15.58</text:p>
          </table:table-cell>
          <table:table-cell table:number-columns-repeated="6"/>
          <table:table-cell office:value-type="float" office:value="1991">
            <text:p>1991</text:p>
          </table:table-cell>
          <table:table-cell office:value-type="float" office:value="11.997902">
            <text:p>12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7.611429">
            <text:p>7.61</text:p>
          </table:table-cell>
          <table:table-cell table:number-columns-repeated="7"/>
          <table:table-cell office:value-type="float" office:value="1992">
            <text:p>1992</text:p>
          </table:table-cell>
          <table:table-cell office:value-type="float" office:value="15.60097">
            <text:p>15.6</text:p>
          </table:table-cell>
          <table:table-cell table:number-columns-repeated="6"/>
          <table:table-cell office:value-type="float" office:value="1992">
            <text:p>1992</text:p>
          </table:table-cell>
          <table:table-cell office:value-type="float" office:value="12.3207">
            <text:p>12.32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6.570926">
            <text:p>6.57</text:p>
          </table:table-cell>
          <table:table-cell table:number-columns-repeated="7"/>
          <table:table-cell office:value-type="float" office:value="1993">
            <text:p>1993</text:p>
          </table:table-cell>
          <table:table-cell office:value-type="float" office:value="15.971651">
            <text:p>15.97</text:p>
          </table:table-cell>
          <table:table-cell table:number-columns-repeated="6"/>
          <table:table-cell office:value-type="float" office:value="1993">
            <text:p>1993</text:p>
          </table:table-cell>
          <table:table-cell office:value-type="float" office:value="12.203876">
            <text:p>12.2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7.260417">
            <text:p>7.26</text:p>
          </table:table-cell>
          <table:table-cell table:number-columns-repeated="7"/>
          <table:table-cell office:value-type="float" office:value="1994">
            <text:p>1994</text:p>
          </table:table-cell>
          <table:table-cell office:value-type="float" office:value="15.696905">
            <text:p>15.7</text:p>
          </table:table-cell>
          <table:table-cell table:number-columns-repeated="6"/>
          <table:table-cell office:value-type="float" office:value="1994">
            <text:p>1994</text:p>
          </table:table-cell>
          <table:table-cell office:value-type="float" office:value="12.272036">
            <text:p>12.27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6.204111">
            <text:p>6.2</text:p>
          </table:table-cell>
          <table:table-cell table:number-columns-repeated="7"/>
          <table:table-cell office:value-type="float" office:value="1995">
            <text:p>1995</text:p>
          </table:table-cell>
          <table:table-cell office:value-type="float" office:value="15.418119">
            <text:p>15.42</text:p>
          </table:table-cell>
          <table:table-cell table:number-columns-repeated="6"/>
          <table:table-cell office:value-type="float" office:value="1995">
            <text:p>1995</text:p>
          </table:table-cell>
          <table:table-cell office:value-type="float" office:value="11.710873">
            <text:p>11.71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7.930778">
            <text:p>7.93</text:p>
          </table:table-cell>
          <table:table-cell table:number-columns-repeated="7"/>
          <table:table-cell office:value-type="float" office:value="1996">
            <text:p>1996</text:p>
          </table:table-cell>
          <table:table-cell office:value-type="float" office:value="15.295843">
            <text:p>15.3</text:p>
          </table:table-cell>
          <table:table-cell table:number-columns-repeated="6"/>
          <table:table-cell office:value-type="float" office:value="1996">
            <text:p>1996</text:p>
          </table:table-cell>
          <table:table-cell office:value-type="float" office:value="12.050813">
            <text:p>12.05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6.618093">
            <text:p>6.62</text:p>
            <draw:frame table:end-cell-address="'Arctic ice extent'.I36" table:end-x="0.185cm" table:end-y="0.186cm" draw:z-index="1" draw:style-name="gr1" svg:width="12.177cm" svg:height="7.039cm" svg:x="0.979cm" svg:y="0.345cm">
              <draw:object draw:notify-on-update-of-ranges="'Arctic ice extent'.B2:'Arctic ice extent'.B30 'Arctic ice extent'.A2:'Arctic ice extent'.A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7"/>
          <table:table-cell office:value-type="float" office:value="1997">
            <text:p>1997</text:p>
          </table:table-cell>
          <table:table-cell office:value-type="float" office:value="15.592265">
            <text:p>15.59</text:p>
          </table:table-cell>
          <table:table-cell table:number-columns-repeated="6"/>
          <table:table-cell office:value-type="float" office:value="1997">
            <text:p>1997</text:p>
          </table:table-cell>
          <table:table-cell office:value-type="float" office:value="11.808607">
            <text:p>11.81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6.642786">
            <text:p>6.64</text:p>
          </table:table-cell>
          <table:table-cell table:number-columns-repeated="7"/>
          <table:table-cell office:value-type="float" office:value="1998">
            <text:p>1998</text:p>
          </table:table-cell>
          <table:table-cell office:value-type="float" office:value="15.768593">
            <text:p>15.77</text:p>
          </table:table-cell>
          <table:table-cell table:number-columns-repeated="6"/>
          <table:table-cell office:value-type="float" office:value="1998">
            <text:p>1998</text:p>
          </table:table-cell>
          <table:table-cell office:value-type="float" office:value="12.005003">
            <text:p>12.01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6.319675">
            <text:p>6.32</text:p>
          </table:table-cell>
          <table:table-cell table:number-columns-repeated="7"/>
          <table:table-cell office:value-type="float" office:value="1999">
            <text:p>1999</text:p>
          </table:table-cell>
          <table:table-cell office:value-type="float" office:value="15.486423">
            <text:p>15.49</text:p>
          </table:table-cell>
          <table:table-cell table:number-columns-repeated="6"/>
          <table:table-cell office:value-type="float" office:value="1999">
            <text:p>1999</text:p>
          </table:table-cell>
          <table:table-cell office:value-type="float" office:value="11.96165">
            <text:p>11.96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6.38728">
            <text:p>6.39</text:p>
          </table:table-cell>
          <table:table-cell table:number-columns-repeated="7"/>
          <table:table-cell office:value-type="float" office:value="2000">
            <text:p>2000</text:p>
          </table:table-cell>
          <table:table-cell office:value-type="float" office:value="15.362011">
            <text:p>15.36</text:p>
          </table:table-cell>
          <table:table-cell table:number-columns-repeated="6"/>
          <table:table-cell office:value-type="float" office:value="2000">
            <text:p>2000</text:p>
          </table:table-cell>
          <table:table-cell office:value-type="float" office:value="11.751002">
            <text:p>11.75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6.801355">
            <text:p>6.8</text:p>
          </table:table-cell>
          <table:table-cell table:number-columns-repeated="7"/>
          <table:table-cell office:value-type="float" office:value="2001">
            <text:p>2001</text:p>
          </table:table-cell>
          <table:table-cell office:value-type="float" office:value="15.698291">
            <text:p>15.7</text:p>
          </table:table-cell>
          <table:table-cell table:number-columns-repeated="6"/>
          <table:table-cell office:value-type="float" office:value="2001">
            <text:p>2001</text:p>
          </table:table-cell>
          <table:table-cell office:value-type="float" office:value="11.848282">
            <text:p>11.85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6.00315">
            <text:p>6</text:p>
          </table:table-cell>
          <table:table-cell table:number-columns-repeated="7"/>
          <table:table-cell office:value-type="float" office:value="2002">
            <text:p>2002</text:p>
          </table:table-cell>
          <table:table-cell office:value-type="float" office:value="15.515142">
            <text:p>15.52</text:p>
          </table:table-cell>
          <table:table-cell table:number-columns-repeated="6"/>
          <table:table-cell office:value-type="float" office:value="2002">
            <text:p>2002</text:p>
          </table:table-cell>
          <table:table-cell office:value-type="float" office:value="11.646689">
            <text:p>11.65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6.212048">
            <text:p>6.21</text:p>
          </table:table-cell>
          <table:table-cell table:number-columns-repeated="7"/>
          <table:table-cell office:value-type="float" office:value="2003">
            <text:p>2003</text:p>
          </table:table-cell>
          <table:table-cell office:value-type="float" office:value="15.589235">
            <text:p>15.59</text:p>
          </table:table-cell>
          <table:table-cell table:number-columns-repeated="6"/>
          <table:table-cell office:value-type="float" office:value="2003">
            <text:p>2003</text:p>
          </table:table-cell>
          <table:table-cell office:value-type="float" office:value="11.65055">
            <text:p>11.65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6.10933">
            <text:p>6.11</text:p>
          </table:table-cell>
          <table:table-cell table:number-columns-repeated="7"/>
          <table:table-cell office:value-type="float" office:value="2004">
            <text:p>2004</text:p>
          </table:table-cell>
          <table:table-cell office:value-type="float" office:value="15.133965">
            <text:p>15.13</text:p>
          </table:table-cell>
          <table:table-cell table:number-columns-repeated="6"/>
          <table:table-cell office:value-type="float" office:value="2004">
            <text:p>2004</text:p>
          </table:table-cell>
          <table:table-cell office:value-type="float" office:value="11.458248">
            <text:p>11.46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5.614915">
            <text:p>5.61</text:p>
          </table:table-cell>
          <table:table-cell table:number-columns-repeated="7"/>
          <table:table-cell office:value-type="float" office:value="2005">
            <text:p>2005</text:p>
          </table:table-cell>
          <table:table-cell office:value-type="float" office:value="14.823906">
            <text:p>14.82</text:p>
          </table:table-cell>
          <table:table-cell table:number-columns-repeated="6"/>
          <table:table-cell office:value-type="float" office:value="2005">
            <text:p>2005</text:p>
          </table:table-cell>
          <table:table-cell office:value-type="float" office:value="11.194621">
            <text:p>11.19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.975117">
            <text:p>5.98</text:p>
          </table:table-cell>
          <table:table-cell table:number-columns-repeated="7"/>
          <table:table-cell office:value-type="float" office:value="2006">
            <text:p>2006</text:p>
          </table:table-cell>
          <table:table-cell office:value-type="float" office:value="14.532168">
            <text:p>14.53</text:p>
          </table:table-cell>
          <table:table-cell table:number-columns-repeated="6"/>
          <table:table-cell office:value-type="float" office:value="2006">
            <text:p>2006</text:p>
          </table:table-cell>
          <table:table-cell office:value-type="float" office:value="11.054">
            <text:p>11.05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4.344724">
            <text:p>4.34</text:p>
          </table:table-cell>
          <table:table-cell table:number-columns-repeated="7"/>
          <table:table-cell office:value-type="float" office:value="2007">
            <text:p>2007</text:p>
          </table:table-cell>
          <table:table-cell office:value-type="float" office:value="14.751327">
            <text:p>14.75</text:p>
          </table:table-cell>
          <table:table-cell table:number-columns-repeated="6"/>
          <table:table-cell office:value-type="float" office:value="2007">
            <text:p>2007</text:p>
          </table:table-cell>
          <table:table-cell office:value-type="float" office:value="10.770532">
            <text:p>10.77</text:p>
          </table:table-cell>
          <table:table-cell table:number-columns-repeated="2"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4.75">
            <text:p>4.75</text:p>
          </table:table-cell>
          <table:table-cell table:number-columns-repeated="19"/>
        </table:table-row>
        <table:table-row table:style-name="ro1" table:number-rows-repeated="5">
          <table:table-cell table:number-columns-repeated="21"/>
        </table:table-row>
        <table:table-row table:style-name="ro1">
          <table:table-cell/>
          <table:table-cell>
            <draw:frame table:end-cell-address="'Arctic ice extent'.I52" table:end-x="0.159cm" table:end-y="0.399cm" draw:z-index="2" draw:style-name="gr1" svg:width="12.177cm" svg:height="7.039cm" svg:x="0.953cm" svg:y="0.108cm">
              <draw:object draw:notify-on-update-of-ranges="'Arctic ice extent'.B2:'Arctic ice extent'.B31 'Arctic ice extent'.A2:'Arctic ice extent'.A3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9"/>
        </table:table-row>
      </table:table>
      <table:table table:name="Antarctic ice ext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1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row table:style-name="ro1">
          <table:table-cell table:style-name="ce1" office:value-type="string" table:number-columns-spanned="2" table:number-rows-spanned="1">
            <text:p>Minimum</text:p>
          </table:table-cell>
          <table:covered-table-cell/>
          <table:table-cell table:number-columns-repeated="2"/>
          <table:table-cell office:value-type="string">
            <text:p>September</text:p>
          </table:table-cell>
          <table:table-cell table:number-columns-repeated="4"/>
          <table:table-cell table:style-name="ce1" office:value-type="string" table:number-columns-spanned="2" table:number-rows-spanned="1">
            <text:p>Maximum</text:p>
          </table:table-cell>
          <table:covered-table-cell table:style-name="ce2"/>
          <table:table-cell/>
          <table:table-cell office:value-type="string">
            <text:p>March</text:p>
          </table:table-cell>
          <table:table-cell table:number-columns-repeated="4"/>
          <table:table-cell table:style-name="ce1" office:value-type="string" table:number-columns-spanned="2" table:number-rows-spanned="1">
            <text:p>Average</text:p>
          </table:table-cell>
          <table:covered-table-cell/>
          <table:table-cell/>
          <table:table-cell office:value-type="string">
            <text:p>Average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3.150116">
            <text:p>3.15</text:p>
          </table:table-cell>
          <table:table-cell>
            <draw:frame table:end-cell-address="'Antarctic ice extent'.I18" table:end-x="0.494cm" table:end-y="0.267cm" draw:z-index="0" draw:style-name="gr1" svg:width="12.177cm" svg:height="7.039cm" svg:x="0.288cm" svg:y="0.426cm">
              <draw:object draw:notify-on-update-of-ranges="'Antarctic ice extent'.B2:'Antarctic ice extent'.B31 'Antarctic ice extent'.A2:'Antarctic ice extent'.A3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 office:value-type="float" office:value="1979">
            <text:p>1979</text:p>
          </table:table-cell>
          <table:table-cell office:value-type="float" office:value="18.444956">
            <text:p>18.44</text:p>
          </table:table-cell>
          <table:table-cell>
            <draw:frame table:end-cell-address="'Antarctic ice extent'.Q18" table:end-x="1.021cm" table:end-y="0.173cm" draw:z-index="1" draw:style-name="gr1" svg:width="12.167cm" svg:height="6.999cm" svg:x="0.144cm" svg:y="0.372cm">
              <draw:object draw:notify-on-update-of-ranges="'Antarctic ice extent'.K2:'Antarctic ice extent'.K31 'Antarctic ice extent'.J2:'Antarctic ice extent'.J31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  <table:table-cell office:value-type="float" office:value="1979">
            <text:p>1979</text:p>
          </table:table-cell>
          <table:table-cell office:value-type="float" office:value="12.146523">
            <text:p>12.15</text:p>
            <draw:frame table:end-cell-address="'Antarctic ice extent'.Y18" table:end-x="0.806cm" table:end-y="0.147cm" draw:z-index="2" draw:style-name="gr1" svg:width="12.167cm" svg:height="6.999cm" svg:x="1.089cm" svg:y="0.346cm">
              <draw:object draw:notify-on-update-of-ranges="'Antarctic ice extent'.S2:'Antarctic ice extent'.S31 'Antarctic ice extent'.R2:'Antarctic ice extent'.R3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2.870919">
            <text:p>2.87</text:p>
          </table:table-cell>
          <table:table-cell table:number-columns-repeated="7"/>
          <table:table-cell office:value-type="float" office:value="1980">
            <text:p>1980</text:p>
          </table:table-cell>
          <table:table-cell office:value-type="float" office:value="19.10631">
            <text:p>19.11</text:p>
          </table:table-cell>
          <table:table-cell table:number-columns-repeated="6"/>
          <table:table-cell office:value-type="float" office:value="1980">
            <text:p>1980</text:p>
          </table:table-cell>
          <table:table-cell office:value-type="float" office:value="11.683315">
            <text:p>11.68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2.906065">
            <text:p>2.91</text:p>
          </table:table-cell>
          <table:table-cell table:number-columns-repeated="7"/>
          <table:table-cell office:value-type="float" office:value="1981">
            <text:p>1981</text:p>
          </table:table-cell>
          <table:table-cell office:value-type="float" office:value="18.943024">
            <text:p>18.94</text:p>
          </table:table-cell>
          <table:table-cell table:number-columns-repeated="6"/>
          <table:table-cell office:value-type="float" office:value="1981">
            <text:p>1981</text:p>
          </table:table-cell>
          <table:table-cell office:value-type="float" office:value="11.874636">
            <text:p>11.87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.150632">
            <text:p>3.15</text:p>
          </table:table-cell>
          <table:table-cell table:number-columns-repeated="7"/>
          <table:table-cell office:value-type="float" office:value="1982">
            <text:p>1982</text:p>
          </table:table-cell>
          <table:table-cell office:value-type="float" office:value="18.673434">
            <text:p>18.67</text:p>
          </table:table-cell>
          <table:table-cell table:number-columns-repeated="6"/>
          <table:table-cell office:value-type="float" office:value="1982">
            <text:p>1982</text:p>
          </table:table-cell>
          <table:table-cell office:value-type="float" office:value="12.018089">
            <text:p>12.02</text:p>
          </table:table-cell>
          <table:table-cell table:number-columns-repeated="2"/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.085001">
            <text:p>3.09</text:p>
          </table:table-cell>
          <table:table-cell table:number-columns-repeated="7"/>
          <table:table-cell office:value-type="float" office:value="1983">
            <text:p>1983</text:p>
          </table:table-cell>
          <table:table-cell office:value-type="float" office:value="18.896108">
            <text:p>18.9</text:p>
          </table:table-cell>
          <table:table-cell table:number-columns-repeated="6"/>
          <table:table-cell office:value-type="float" office:value="1983">
            <text:p>1983</text:p>
          </table:table-cell>
          <table:table-cell office:value-type="float" office:value="11.792396">
            <text:p>11.79</text:p>
          </table:table-cell>
          <table:table-cell table:number-columns-repeated="2"/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2.759608">
            <text:p>2.76</text:p>
          </table:table-cell>
          <table:table-cell table:number-columns-repeated="7"/>
          <table:table-cell office:value-type="float" office:value="1984">
            <text:p>1984</text:p>
          </table:table-cell>
          <table:table-cell office:value-type="float" office:value="18.707106">
            <text:p>18.71</text:p>
          </table:table-cell>
          <table:table-cell table:number-columns-repeated="6"/>
          <table:table-cell office:value-type="float" office:value="1984">
            <text:p>1984</text:p>
          </table:table-cell>
          <table:table-cell office:value-type="float" office:value="11.92143">
            <text:p>11.92</text:p>
          </table:table-cell>
          <table:table-cell table:number-columns-repeated="2"/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2.841908">
            <text:p>2.84</text:p>
          </table:table-cell>
          <table:table-cell table:number-columns-repeated="7"/>
          <table:table-cell office:value-type="float" office:value="1985">
            <text:p>1985</text:p>
          </table:table-cell>
          <table:table-cell office:value-type="float" office:value="19.068926">
            <text:p>19.07</text:p>
          </table:table-cell>
          <table:table-cell table:number-columns-repeated="6"/>
          <table:table-cell office:value-type="float" office:value="1985">
            <text:p>1985</text:p>
          </table:table-cell>
          <table:table-cell office:value-type="float" office:value="12.001046">
            <text:p>12</text:p>
          </table:table-cell>
          <table:table-cell table:number-columns-repeated="2"/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3.22865">
            <text:p>3.23</text:p>
          </table:table-cell>
          <table:table-cell table:number-columns-repeated="7"/>
          <table:table-cell office:value-type="float" office:value="1986">
            <text:p>1986</text:p>
          </table:table-cell>
          <table:table-cell office:value-type="float" office:value="18.016184">
            <text:p>18.02</text:p>
          </table:table-cell>
          <table:table-cell table:number-columns-repeated="6"/>
          <table:table-cell office:value-type="float" office:value="1986">
            <text:p>1986</text:p>
          </table:table-cell>
          <table:table-cell office:value-type="float" office:value="11.511173">
            <text:p>11.51</text:p>
          </table:table-cell>
          <table:table-cell table:number-columns-repeated="2"/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3.292726">
            <text:p>3.29</text:p>
          </table:table-cell>
          <table:table-cell table:number-columns-repeated="7"/>
          <table:table-cell office:value-type="float" office:value="1987">
            <text:p>1987</text:p>
          </table:table-cell>
          <table:table-cell office:value-type="float" office:value="18.755486">
            <text:p>18.76</text:p>
          </table:table-cell>
          <table:table-cell table:number-columns-repeated="6"/>
          <table:table-cell office:value-type="float" office:value="1987">
            <text:p>1987</text:p>
          </table:table-cell>
          <table:table-cell office:value-type="float" office:value="11.909933">
            <text:p>11.91</text:p>
          </table:table-cell>
          <table:table-cell table:number-columns-repeated="2"/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2.92932">
            <text:p>2.93</text:p>
          </table:table-cell>
          <table:table-cell table:number-columns-repeated="7"/>
          <table:table-cell office:value-type="float" office:value="1988">
            <text:p>1988</text:p>
          </table:table-cell>
          <table:table-cell office:value-type="float" office:value="18.74924">
            <text:p>18.75</text:p>
          </table:table-cell>
          <table:table-cell table:number-columns-repeated="6"/>
          <table:table-cell office:value-type="float" office:value="1988">
            <text:p>1988</text:p>
          </table:table-cell>
          <table:table-cell office:value-type="float" office:value="11.933664">
            <text:p>11.93</text:p>
          </table:table-cell>
          <table:table-cell table:number-columns-repeated="2"/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3.089082">
            <text:p>3.09</text:p>
          </table:table-cell>
          <table:table-cell table:number-columns-repeated="7"/>
          <table:table-cell office:value-type="float" office:value="1989">
            <text:p>1989</text:p>
          </table:table-cell>
          <table:table-cell office:value-type="float" office:value="18.35037">
            <text:p>18.35</text:p>
          </table:table-cell>
          <table:table-cell table:number-columns-repeated="6"/>
          <table:table-cell office:value-type="float" office:value="1989">
            <text:p>1989</text:p>
          </table:table-cell>
          <table:table-cell office:value-type="float" office:value="11.852114">
            <text:p>11.85</text:p>
          </table:table-cell>
          <table:table-cell table:number-columns-repeated="2"/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.091022">
            <text:p>3.09</text:p>
          </table:table-cell>
          <table:table-cell table:number-columns-repeated="7"/>
          <table:table-cell office:value-type="float" office:value="1990">
            <text:p>1990</text:p>
          </table:table-cell>
          <table:table-cell office:value-type="float" office:value="18.545078">
            <text:p>18.55</text:p>
          </table:table-cell>
          <table:table-cell table:number-columns-repeated="6"/>
          <table:table-cell office:value-type="float" office:value="1990">
            <text:p>1990</text:p>
          </table:table-cell>
          <table:table-cell office:value-type="float" office:value="11.861303">
            <text:p>11.86</text:p>
          </table:table-cell>
          <table:table-cell table:number-columns-repeated="2"/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.209419">
            <text:p>3.21</text:p>
          </table:table-cell>
          <table:table-cell table:number-columns-repeated="7"/>
          <table:table-cell office:value-type="float" office:value="1991">
            <text:p>1991</text:p>
          </table:table-cell>
          <table:table-cell office:value-type="float" office:value="18.662656">
            <text:p>18.66</text:p>
          </table:table-cell>
          <table:table-cell table:number-columns-repeated="6"/>
          <table:table-cell office:value-type="float" office:value="1991">
            <text:p>1991</text:p>
          </table:table-cell>
          <table:table-cell office:value-type="float" office:value="12.037195">
            <text:p>12.04</text:p>
          </table:table-cell>
          <table:table-cell table:number-columns-repeated="2"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2.946297">
            <text:p>2.95</text:p>
          </table:table-cell>
          <table:table-cell table:number-columns-repeated="7"/>
          <table:table-cell office:value-type="float" office:value="1992">
            <text:p>1992</text:p>
          </table:table-cell>
          <table:table-cell office:value-type="float" office:value="18.50929">
            <text:p>18.51</text:p>
          </table:table-cell>
          <table:table-cell table:number-columns-repeated="6"/>
          <table:table-cell office:value-type="float" office:value="1992">
            <text:p>1992</text:p>
          </table:table-cell>
          <table:table-cell office:value-type="float" office:value="11.907995">
            <text:p>11.91</text:p>
          </table:table-cell>
          <table:table-cell table:number-columns-repeated="2"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2.584184">
            <text:p>2.58</text:p>
          </table:table-cell>
          <table:table-cell table:number-columns-repeated="7"/>
          <table:table-cell office:value-type="float" office:value="1993">
            <text:p>1993</text:p>
          </table:table-cell>
          <table:table-cell office:value-type="float" office:value="18.771566">
            <text:p>18.77</text:p>
          </table:table-cell>
          <table:table-cell table:number-columns-repeated="6"/>
          <table:table-cell office:value-type="float" office:value="1993">
            <text:p>1993</text:p>
          </table:table-cell>
          <table:table-cell office:value-type="float" office:value="11.867042">
            <text:p>11.87</text:p>
          </table:table-cell>
          <table:table-cell table:number-columns-repeated="2"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.243566">
            <text:p>3.24</text:p>
          </table:table-cell>
          <table:table-cell table:number-columns-repeated="7"/>
          <table:table-cell office:value-type="float" office:value="1994">
            <text:p>1994</text:p>
          </table:table-cell>
          <table:table-cell office:value-type="float" office:value="19.02739">
            <text:p>19.03</text:p>
          </table:table-cell>
          <table:table-cell table:number-columns-repeated="6"/>
          <table:table-cell office:value-type="float" office:value="1994">
            <text:p>1994</text:p>
          </table:table-cell>
          <table:table-cell office:value-type="float" office:value="12.215329">
            <text:p>12.22</text:p>
          </table:table-cell>
          <table:table-cell table:number-columns-repeated="2"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.600062">
            <text:p>3.6</text:p>
          </table:table-cell>
          <table:table-cell table:number-columns-repeated="7"/>
          <table:table-cell office:value-type="float" office:value="1995">
            <text:p>1995</text:p>
          </table:table-cell>
          <table:table-cell office:value-type="float" office:value="18.76688">
            <text:p>18.77</text:p>
          </table:table-cell>
          <table:table-cell table:number-columns-repeated="6"/>
          <table:table-cell office:value-type="float" office:value="1995">
            <text:p>1995</text:p>
          </table:table-cell>
          <table:table-cell office:value-type="float" office:value="12.232685">
            <text:p>12.23</text:p>
          </table:table-cell>
          <table:table-cell table:number-columns-repeated="2"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.051871">
            <text:p>3.05</text:p>
          </table:table-cell>
          <table:table-cell table:number-columns-repeated="7"/>
          <table:table-cell office:value-type="float" office:value="1996">
            <text:p>1996</text:p>
          </table:table-cell>
          <table:table-cell office:value-type="float" office:value="18.953564">
            <text:p>18.95</text:p>
          </table:table-cell>
          <table:table-cell table:number-columns-repeated="6"/>
          <table:table-cell office:value-type="float" office:value="1996">
            <text:p>1996</text:p>
          </table:table-cell>
          <table:table-cell office:value-type="float" office:value="12.280804">
            <text:p>12.28</text:p>
          </table:table-cell>
          <table:table-cell table:number-columns-repeated="2"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2.539511">
            <text:p>2.54</text:p>
          </table:table-cell>
          <table:table-cell table:number-columns-repeated="7"/>
          <table:table-cell office:value-type="float" office:value="1997">
            <text:p>1997</text:p>
          </table:table-cell>
          <table:table-cell office:value-type="float" office:value="19.216764">
            <text:p>19.22</text:p>
          </table:table-cell>
          <table:table-cell table:number-columns-repeated="6"/>
          <table:table-cell office:value-type="float" office:value="1997">
            <text:p>1997</text:p>
          </table:table-cell>
          <table:table-cell office:value-type="float" office:value="11.885343">
            <text:p>11.89</text:p>
          </table:table-cell>
          <table:table-cell table:number-columns-repeated="2"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.081474">
            <text:p>3.08</text:p>
          </table:table-cell>
          <table:table-cell table:number-columns-repeated="7"/>
          <table:table-cell office:value-type="float" office:value="1998">
            <text:p>1998</text:p>
          </table:table-cell>
          <table:table-cell office:value-type="float" office:value="19.22011">
            <text:p>19.22</text:p>
          </table:table-cell>
          <table:table-cell table:number-columns-repeated="6"/>
          <table:table-cell office:value-type="float" office:value="1998">
            <text:p>1998</text:p>
          </table:table-cell>
          <table:table-cell office:value-type="float" office:value="12.179819">
            <text:p>12.18</text:p>
          </table:table-cell>
          <table:table-cell table:number-columns-repeated="2"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.037706">
            <text:p>3.04</text:p>
          </table:table-cell>
          <table:table-cell table:number-columns-repeated="7"/>
          <table:table-cell office:value-type="float" office:value="1999">
            <text:p>1999</text:p>
          </table:table-cell>
          <table:table-cell office:value-type="float" office:value="19.10768">
            <text:p>19.11</text:p>
          </table:table-cell>
          <table:table-cell table:number-columns-repeated="6"/>
          <table:table-cell office:value-type="float" office:value="1999">
            <text:p>1999</text:p>
          </table:table-cell>
          <table:table-cell office:value-type="float" office:value="12.21807">
            <text:p>12.22</text:p>
          </table:table-cell>
          <table:table-cell table:number-columns-repeated="2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2.981224">
            <text:p>2.98</text:p>
          </table:table-cell>
          <table:table-cell table:number-columns-repeated="7"/>
          <table:table-cell office:value-type="float" office:value="2000">
            <text:p>2000</text:p>
          </table:table-cell>
          <table:table-cell office:value-type="float" office:value="19.20869">
            <text:p>19.21</text:p>
          </table:table-cell>
          <table:table-cell table:number-columns-repeated="6"/>
          <table:table-cell office:value-type="float" office:value="2000">
            <text:p>2000</text:p>
          </table:table-cell>
          <table:table-cell office:value-type="float" office:value="12.250239">
            <text:p>12.25</text:p>
          </table:table-cell>
          <table:table-cell table:number-columns-repeated="2"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.833445">
            <text:p>3.83</text:p>
          </table:table-cell>
          <table:table-cell table:number-columns-repeated="7"/>
          <table:table-cell office:value-type="float" office:value="2001">
            <text:p>2001</text:p>
          </table:table-cell>
          <table:table-cell office:value-type="float" office:value="18.501714">
            <text:p>18.5</text:p>
          </table:table-cell>
          <table:table-cell table:number-columns-repeated="6"/>
          <table:table-cell office:value-type="float" office:value="2001">
            <text:p>2001</text:p>
          </table:table-cell>
          <table:table-cell office:value-type="float" office:value="12.08778">
            <text:p>12.09</text:p>
          </table:table-cell>
          <table:table-cell table:number-columns-repeated="2"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2.992762">
            <text:p>2.99</text:p>
          </table:table-cell>
          <table:table-cell table:number-columns-repeated="7"/>
          <table:table-cell office:value-type="float" office:value="2002">
            <text:p>2002</text:p>
          </table:table-cell>
          <table:table-cell office:value-type="float" office:value="18.264414">
            <text:p>18.26</text:p>
          </table:table-cell>
          <table:table-cell table:number-columns-repeated="6"/>
          <table:table-cell office:value-type="float" office:value="2002">
            <text:p>2002</text:p>
          </table:table-cell>
          <table:table-cell office:value-type="float" office:value="11.649843">
            <text:p>11.65</text:p>
          </table:table-cell>
          <table:table-cell table:number-columns-repeated="2"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.940618">
            <text:p>3.94</text:p>
          </table:table-cell>
          <table:table-cell table:number-columns-repeated="7"/>
          <table:table-cell office:value-type="float" office:value="2003">
            <text:p>2003</text:p>
          </table:table-cell>
          <table:table-cell office:value-type="float" office:value="18.651398">
            <text:p>18.65</text:p>
          </table:table-cell>
          <table:table-cell table:number-columns-repeated="6"/>
          <table:table-cell office:value-type="float" office:value="2003">
            <text:p>2003</text:p>
          </table:table-cell>
          <table:table-cell office:value-type="float" office:value="12.437862">
            <text:p>12.44</text:p>
          </table:table-cell>
          <table:table-cell table:number-columns-repeated="2"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.674856">
            <text:p>3.67</text:p>
          </table:table-cell>
          <table:table-cell table:number-columns-repeated="7"/>
          <table:table-cell office:value-type="float" office:value="2004">
            <text:p>2004</text:p>
          </table:table-cell>
          <table:table-cell office:value-type="float" office:value="19.179372">
            <text:p>19.18</text:p>
          </table:table-cell>
          <table:table-cell table:number-columns-repeated="6"/>
          <table:table-cell office:value-type="float" office:value="2004">
            <text:p>2004</text:p>
          </table:table-cell>
          <table:table-cell office:value-type="float" office:value="12.401811">
            <text:p>12.4</text:p>
          </table:table-cell>
          <table:table-cell table:number-columns-repeated="2"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.007145">
            <text:p>3.01</text:p>
          </table:table-cell>
          <table:table-cell table:number-columns-repeated="7"/>
          <table:table-cell office:value-type="float" office:value="2005">
            <text:p>2005</text:p>
          </table:table-cell>
          <table:table-cell office:value-type="float" office:value="19.230216">
            <text:p>19.23</text:p>
          </table:table-cell>
          <table:table-cell table:number-columns-repeated="6"/>
          <table:table-cell office:value-type="float" office:value="2005">
            <text:p>2005</text:p>
          </table:table-cell>
          <table:table-cell office:value-type="float" office:value="12.169512">
            <text:p>12.17</text:p>
          </table:table-cell>
          <table:table-cell table:number-columns-repeated="2"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2.699973">
            <text:p>2.7</text:p>
          </table:table-cell>
          <table:table-cell table:number-columns-repeated="7"/>
          <table:table-cell office:value-type="float" office:value="2006">
            <text:p>2006</text:p>
          </table:table-cell>
          <table:table-cell office:value-type="float" office:value="19.447652">
            <text:p>19.45</text:p>
          </table:table-cell>
          <table:table-cell table:number-columns-repeated="6"/>
          <table:table-cell office:value-type="float" office:value="2006">
            <text:p>2006</text:p>
          </table:table-cell>
          <table:table-cell office:value-type="float" office:value="11.875561">
            <text:p>11.88</text:p>
          </table:table-cell>
          <table:table-cell table:number-columns-repeated="2"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2.947873">
            <text:p>2.95</text:p>
          </table:table-cell>
          <table:table-cell table:number-columns-repeated="7"/>
          <table:table-cell office:value-type="float" office:value="2007">
            <text:p>2007</text:p>
          </table:table-cell>
          <table:table-cell office:value-type="float" office:value="19.251874">
            <text:p>19.25</text:p>
          </table:table-cell>
          <table:table-cell table:number-columns-repeated="6"/>
          <table:table-cell office:value-type="float" office:value="2007">
            <text:p>2007</text:p>
          </table:table-cell>
          <table:table-cell office:value-type="float" office:value="12.084129">
            <text:p>12.08</text:p>
          </table:table-cell>
          <table:table-cell table:number-columns-repeated="2"/>
        </table:table-row>
      </table:table>
      <table:table table:name="Total ice extent" table:style-name="ta1" table:print="false">
        <office:forms form:automatic-focus="false" form:apply-design-mode="false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table:number-columns-spanned="2" table:number-rows-spanned="1">
            <text:p>Average</text:p>
          </table:table-cell>
          <table:covered-table-cell>
            <draw:frame table:end-cell-address="'Total ice extent'.H16" table:end-x="0.852cm" table:end-y="0.252cm" draw:z-index="0" draw:style-name="gr1" svg:width="12.167cm" svg:height="6.999cm" svg:x="1.135cm" svg:y="0.001cm">
              <draw:object draw:notify-on-update-of-ranges="'Total ice extent'.B2:'Total ice extent'.B30 'Total ice extent'.A2:'Total ice extent'.A30" xlink:href="./Object 11" xlink:type="simple" xlink:show="embed" xlink:actuate="onLoad"/>
              <draw:image xlink:href="./ObjectReplacements/Object 11" xlink:type="simple" xlink:show="embed" xlink:actuate="onLoad"/>
            </draw:frame>
          </table:covered-table-cell>
        </table:table-row>
        <table:table-row table:style-name="ro1">
          <table:table-cell office:value-type="float" office:value="1979">
            <text:p>1979</text:p>
          </table:table-cell>
          <table:table-cell table:formula="oooc:=['Arctic ice extent'.S2]+['Antarctic ice extent'.S2]" office:value-type="float" office:value="24.740425">
            <text:p>24.74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table:formula="oooc:=['Arctic ice extent'.S3]+['Antarctic ice extent'.S3]" office:value-type="float" office:value="24.257253">
            <text:p>24.26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table:formula="oooc:=['Arctic ice extent'.S4]+['Antarctic ice extent'.S4]" office:value-type="float" office:value="24.248373">
            <text:p>24.25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table:formula="oooc:=['Arctic ice extent'.S5]+['Antarctic ice extent'.S5]" office:value-type="float" office:value="24.757979">
            <text:p>24.76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table:formula="oooc:=['Arctic ice extent'.S6]+['Antarctic ice extent'.S6]" office:value-type="float" office:value="24.3537">
            <text:p>24.35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table:formula="oooc:=['Arctic ice extent'.S7]+['Antarctic ice extent'.S7]" office:value-type="float" office:value="24.083101">
            <text:p>24.08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table:formula="oooc:=['Arctic ice extent'.S8]+['Antarctic ice extent'.S8]" office:value-type="float" office:value="24.27937">
            <text:p>24.28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table:formula="oooc:=['Arctic ice extent'.S9]+['Antarctic ice extent'.S9]" office:value-type="float" office:value="23.979095">
            <text:p>23.98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table:formula="oooc:=['Arctic ice extent'.S10]+['Antarctic ice extent'.S10]" office:value-type="float" office:value="24.315597">
            <text:p>24.32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table:formula="oooc:=['Arctic ice extent'.S11]+['Antarctic ice extent'.S11]" office:value-type="float" office:value="24.367699">
            <text:p>24.37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table:formula="oooc:=['Arctic ice extent'.S12]+['Antarctic ice extent'.S12]" office:value-type="float" office:value="24.091412">
            <text:p>24.09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table:formula="oooc:=['Arctic ice extent'.S13]+['Antarctic ice extent'.S13]" office:value-type="float" office:value="23.839162">
            <text:p>23.84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table:formula="oooc:=['Arctic ice extent'.S14]+['Antarctic ice extent'.S14]" office:value-type="float" office:value="24.035097">
            <text:p>24.04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table:formula="oooc:=['Arctic ice extent'.S15]+['Antarctic ice extent'.S15]" office:value-type="float" office:value="24.228695">
            <text:p>24.2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table:formula="oooc:=['Arctic ice extent'.S16]+['Antarctic ice extent'.S16]" office:value-type="float" office:value="24.070918">
            <text:p>24.07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table:formula="oooc:=['Arctic ice extent'.S17]+['Antarctic ice extent'.S17]" office:value-type="float" office:value="24.487365">
            <text:p>24.49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table:formula="oooc:=['Arctic ice extent'.S18]+['Antarctic ice extent'.S18]" office:value-type="float" office:value="23.943558">
            <text:p>23.94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table:formula="oooc:=['Arctic ice extent'.S19]+['Antarctic ice extent'.S19]" office:value-type="float" office:value="24.331617">
            <text:p>24.3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table:formula="oooc:=['Arctic ice extent'.S20]+['Antarctic ice extent'.S20]" office:value-type="float" office:value="23.69395">
            <text:p>23.69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table:formula="oooc:=['Arctic ice extent'.S21]+['Antarctic ice extent'.S21]" office:value-type="float" office:value="24.184822">
            <text:p>24.18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table:formula="oooc:=['Arctic ice extent'.S22]+['Antarctic ice extent'.S22]" office:value-type="float" office:value="24.17972">
            <text:p>24.18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table:formula="oooc:=['Arctic ice extent'.S23]+['Antarctic ice extent'.S23]" office:value-type="float" office:value="24.001241">
            <text:p>24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table:formula="oooc:=['Arctic ice extent'.S24]+['Antarctic ice extent'.S24]" office:value-type="float" office:value="23.936062">
            <text:p>23.9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table:formula="oooc:=['Arctic ice extent'.S25]+['Antarctic ice extent'.S25]" office:value-type="float" office:value="23.296532">
            <text:p>23.3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table:formula="oooc:=['Arctic ice extent'.S26]+['Antarctic ice extent'.S26]" office:value-type="float" office:value="24.088412">
            <text:p>24.09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table:formula="oooc:=['Arctic ice extent'.S27]+['Antarctic ice extent'.S27]" office:value-type="float" office:value="23.860059">
            <text:p>23.86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table:formula="oooc:=['Arctic ice extent'.S28]+['Antarctic ice extent'.S28]" office:value-type="float" office:value="23.364133">
            <text:p>23.36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table:formula="oooc:=['Arctic ice extent'.S29]+['Antarctic ice extent'.S29]" office:value-type="float" office:value="22.929561">
            <text:p>22.93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table:formula="oooc:=['Arctic ice extent'.S30]+['Antarctic ice extent'.S30]" office:value-type="float" office:value="22.854661">
            <text:p>22.8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1">04/01/2009</text:date>, <text:time>13:41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Antonis Christofides</dc:creator>
    <dc:date>2009-04-01T13:41:36</dc:date>
    <meta:editing-cycles>11</meta:editing-cycles>
    <meta:editing-duration>PT8H5M14S</meta:editing-duration>
    <meta:user-defined meta:name="Info 1"/>
    <meta:user-defined meta:name="Info 2"/>
    <meta:user-defined meta:name="Info 3"/>
    <meta:user-defined meta:name="Info 4"/>
    <meta:document-statistic meta:table-count="3" meta:cell-count="42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4" chart:interval-major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168cm" svg:height="7cm" chart:class="chart:scatter" chart:style-name="ch1">
        <chart:plot-area chart:style-name="ch2" table:cell-range-address="'Arctic ice extent'.A2:'Arctic ice extent'.B30" svg:x="0.282cm" svg:y="0.238cm" svg:width="11.637cm" svg:height="6.616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Arctic ice extent'.B2:'Arctic ice extent'.B30" chart:class="chart:scatter">
            <chart:domain table:cell-range-address="'Arctic ice extent'.A2:'Arctic ice extent'.A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</table:table-cell>
              <table:table-cell office:value-type="float" office:value="7.243882">
                <text:p>7.2438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7.880464">
                <text:p>7.880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7.285035">
                <text:p>7.285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7.488367">
                <text:p>7.488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7.574738">
                <text:p>7.574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7.224761">
                <text:p>7.224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6.964927">
                <text:p>6.96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7.585003">
                <text:p>7.58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7.534914">
                <text:p>7.534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7.556695">
                <text:p>7.556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7.105214">
                <text:p>7.105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6.295575">
                <text:p>6.295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6.617042">
                <text:p>6.617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7.611429">
                <text:p>7.61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6.570926">
                <text:p>6.570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7.260417">
                <text:p>7.260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6.204111">
                <text:p>6.204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7.930778">
                <text:p>7.930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6.618093">
                <text:p>6.618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6.642786">
                <text:p>6.642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6.319675">
                <text:p>6.319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6.38728">
                <text:p>6.38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6.801355">
                <text:p>6.801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6.00315">
                <text:p>6.00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6.212048">
                <text:p>6.212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6.10933">
                <text:p>6.10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5.614915">
                <text:p>5.614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5.975117">
                <text:p>5.975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4.344724">
                <text:p>4.3447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interval-major="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168cm" svg:height="7cm" chart:class="chart:scatter" chart:style-name="ch1">
        <chart:plot-area chart:style-name="ch2" table:cell-range-address="'Antarctic ice extent'.R2:'Antarctic ice extent'.S31" svg:x="0.284cm" svg:y="0.211cm" svg:width="11.634cm" svg:height="6.638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Antarctic ice extent'.S2:'Antarctic ice extent'.S31" chart:class="chart:scatter">
            <chart:domain table:cell-range-address="'Antarctic ice extent'.R2:'Antarctic ice extent'.R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</table:table-cell>
              <table:table-cell office:value-type="float" office:value="12.146523">
                <text:p>12.14652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11.683315">
                <text:p>11.6833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11.874636">
                <text:p>11.874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12.018089">
                <text:p>12.0180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11.792396">
                <text:p>11.792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11.92143">
                <text:p>11.92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12.001046">
                <text:p>12.0010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11.511173">
                <text:p>11.511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11.909933">
                <text:p>11.9099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11.933664">
                <text:p>11.9336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11.852114">
                <text:p>11.8521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11.861303">
                <text:p>11.8613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12.037195">
                <text:p>12.0371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11.907995">
                <text:p>11.907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11.867042">
                <text:p>11.867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12.215329">
                <text:p>12.2153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12.232685">
                <text:p>12.2326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12.280804">
                <text:p>12.2808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11.885343">
                <text:p>11.885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12.179819">
                <text:p>12.1798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12.21807">
                <text:p>12.218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2.250239">
                <text:p>12.2502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12.08778">
                <text:p>12.08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11.649843">
                <text:p>11.6498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12.437862">
                <text:p>12.4378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12.401811">
                <text:p>12.4018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12.169512">
                <text:p>12.1695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11.875561">
                <text:p>11.875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12.084129">
                <text:p>12.084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interval-major="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168cm" svg:height="7cm" chart:class="chart:scatter" chart:style-name="ch1">
        <chart:plot-area chart:style-name="ch2" table:cell-range-address="'Total ice extent'.A2:'Total ice extent'.B30" svg:x="0.284cm" svg:y="0.183cm" svg:width="11.636cm" svg:height="6.667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Total ice extent'.B2:'Total ice extent'.B30" chart:class="chart:scatter">
            <chart:domain table:cell-range-address="'Total ice extent'.A2:'Total ice extent'.A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</table:table-cell>
              <table:table-cell office:value-type="float" office:value="24.740425">
                <text:p>24.7404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24.257253">
                <text:p>24.2572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24.248373">
                <text:p>24.248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24.757979">
                <text:p>24.7579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24.3537">
                <text:p>24.35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24.083101">
                <text:p>24.0831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24.27937">
                <text:p>24.27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23.979095">
                <text:p>23.979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24.315597">
                <text:p>24.3155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24.367699">
                <text:p>24.367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24.091412">
                <text:p>24.0914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23.839162">
                <text:p>23.839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24.035097">
                <text:p>24.0350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24.228695">
                <text:p>24.2286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24.070918">
                <text:p>24.0709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24.487365">
                <text:p>24.4873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23.943558">
                <text:p>23.943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24.331617">
                <text:p>24.3316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23.69395">
                <text:p>23.693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24.184822">
                <text:p>24.1848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24.17972">
                <text:p>24.17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24.001241">
                <text:p>24.0012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23.936062">
                <text:p>23.9360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23.296532">
                <text:p>23.2965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24.088412">
                <text:p>24.088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23.860059">
                <text:p>23.8600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23.364133">
                <text:p>23.3641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22.929561">
                <text:p>22.9295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22.854661">
                <text:p>22.85466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interval-major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178cm" svg:height="7.04cm" chart:class="chart:scatter" chart:style-name="ch1">
        <chart:plot-area chart:style-name="ch2" table:cell-range-address="'Arctic ice extent'.A2:'Arctic ice extent'.B30" svg:x="0.28cm" svg:y="0.289cm" svg:width="11.645cm" svg:height="6.601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Arctic ice extent'.B2:'Arctic ice extent'.B30" chart:class="chart:scatter">
            <chart:domain table:cell-range-address="'Arctic ice extent'.A2:'Arctic ice extent'.A30"/>
            <chart:data-point chart:repeated="2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</table:table-cell>
              <table:table-cell office:value-type="float" office:value="7.243882">
                <text:p>7.2438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7.880464">
                <text:p>7.880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7.285035">
                <text:p>7.285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7.488367">
                <text:p>7.488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7.574738">
                <text:p>7.574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7.224761">
                <text:p>7.224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6.964927">
                <text:p>6.96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7.585003">
                <text:p>7.58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7.534914">
                <text:p>7.534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7.556695">
                <text:p>7.556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7.105214">
                <text:p>7.105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6.295575">
                <text:p>6.295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6.617042">
                <text:p>6.617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7.611429">
                <text:p>7.61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6.570926">
                <text:p>6.570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7.260417">
                <text:p>7.260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6.204111">
                <text:p>6.204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7.930778">
                <text:p>7.930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6.618093">
                <text:p>6.618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6.642786">
                <text:p>6.642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6.319675">
                <text:p>6.319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6.38728">
                <text:p>6.38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6.801355">
                <text:p>6.801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6.00315">
                <text:p>6.00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6.212048">
                <text:p>6.212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6.10933">
                <text:p>6.10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5.614915">
                <text:p>5.614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5.975117">
                <text:p>5.975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4.344724">
                <text:p>4.344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interval-major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178cm" svg:height="7.04cm" chart:class="chart:scatter" chart:style-name="ch1">
        <chart:plot-area chart:style-name="ch2" table:cell-range-address="'Arctic ice extent'.A2:'Arctic ice extent'.B31" svg:x="0.279cm" svg:y="0.237cm" svg:width="11.644cm" svg:height="6.65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Arctic ice extent'.B2:'Arctic ice extent'.B31" chart:class="chart:scatter">
            <chart:domain table:cell-range-address="'Arctic ice extent'.A2:'Arctic ice extent'.A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</table:table-cell>
              <table:table-cell office:value-type="float" office:value="7.243882">
                <text:p>7.2438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7.880464">
                <text:p>7.8804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7.285035">
                <text:p>7.285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7.488367">
                <text:p>7.4883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7.574738">
                <text:p>7.5747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7.224761">
                <text:p>7.2247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6.964927">
                <text:p>6.96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7.585003">
                <text:p>7.585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7.534914">
                <text:p>7.5349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7.556695">
                <text:p>7.5566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7.105214">
                <text:p>7.1052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6.295575">
                <text:p>6.2955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6.617042">
                <text:p>6.6170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7.611429">
                <text:p>7.61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6.570926">
                <text:p>6.5709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7.260417">
                <text:p>7.2604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6.204111">
                <text:p>6.2041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7.930778">
                <text:p>7.930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6.618093">
                <text:p>6.6180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6.642786">
                <text:p>6.6427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6.319675">
                <text:p>6.3196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6.38728">
                <text:p>6.38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6.801355">
                <text:p>6.8013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6.00315">
                <text:p>6.003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6.212048">
                <text:p>6.2120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6.10933">
                <text:p>6.109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5.614915">
                <text:p>5.614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5.975117">
                <text:p>5.9751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4.344724">
                <text:p>4.3447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08">
                <text:p>2008</text:p>
              </table:table-cell>
              <table:table-cell office:value-type="float" office:value="4.75">
                <text:p>4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interval-major="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168cm" svg:height="7cm" chart:class="chart:scatter" chart:style-name="ch1">
        <chart:plot-area chart:style-name="ch2" table:cell-range-address="'Arctic ice extent'.J2:'Arctic ice extent'.K31" svg:x="0.282cm" svg:y="0.132cm" svg:width="11.637cm" svg:height="6.72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Arctic ice extent'.K2:'Arctic ice extent'.K31" chart:class="chart:scatter">
            <chart:domain table:cell-range-address="'Arctic ice extent'.J2:'Arctic ice extent'.J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</table:table-cell>
              <table:table-cell office:value-type="float" office:value="16.517972">
                <text:p>16.51797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16.208922">
                <text:p>16.2089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15.727337">
                <text:p>15.7273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16.229562">
                <text:p>16.229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16.17959">
                <text:p>16.179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15.712474">
                <text:p>15.712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16.129406">
                <text:p>16.1294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16.14685">
                <text:p>16.1468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16.186784">
                <text:p>16.1867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16.213384">
                <text:p>16.213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15.665137">
                <text:p>15.6651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15.985427">
                <text:p>15.9854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15.582147">
                <text:p>15.582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15.60097">
                <text:p>15.60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15.971651">
                <text:p>15.9716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15.696905">
                <text:p>15.6969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15.418119">
                <text:p>15.4181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15.295843">
                <text:p>15.2958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15.592265">
                <text:p>15.5922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15.768593">
                <text:p>15.7685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15.486423">
                <text:p>15.48642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5.362011">
                <text:p>15.3620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15.698291">
                <text:p>15.69829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15.515142">
                <text:p>15.5151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15.589235">
                <text:p>15.589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15.133965">
                <text:p>15.1339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14.823906">
                <text:p>14.8239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14.532168">
                <text:p>14.5321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14.751327">
                <text:p>14.7513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interval-major="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168cm" svg:height="7cm" chart:class="chart:scatter" chart:style-name="ch1">
        <chart:plot-area chart:style-name="ch2" table:cell-range-address="'Arctic ice extent'.R2:'Arctic ice extent'.S31" svg:x="0.282cm" svg:y="0.157cm" svg:width="11.637cm" svg:height="6.69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Arctic ice extent'.S2:'Arctic ice extent'.S31" chart:class="chart:scatter">
            <chart:domain table:cell-range-address="'Arctic ice extent'.R2:'Arctic ice extent'.R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</table:table-cell>
              <table:table-cell office:value-type="float" office:value="12.593902">
                <text:p>12.5939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12.573938">
                <text:p>12.573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12.373737">
                <text:p>12.3737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12.73989">
                <text:p>12.739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12.561304">
                <text:p>12.5613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12.161671">
                <text:p>12.161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12.278324">
                <text:p>12.2783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12.467922">
                <text:p>12.467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12.405664">
                <text:p>12.4056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12.434035">
                <text:p>12.434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12.239298">
                <text:p>12.239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11.977859">
                <text:p>11.9778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11.997902">
                <text:p>11.9979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12.3207">
                <text:p>12.32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12.203876">
                <text:p>12.2038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12.272036">
                <text:p>12.2720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11.710873">
                <text:p>11.710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12.050813">
                <text:p>12.0508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11.808607">
                <text:p>11.808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12.005003">
                <text:p>12.0050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11.96165">
                <text:p>11.96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1.751002">
                <text:p>11.7510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11.848282">
                <text:p>11.8482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11.646689">
                <text:p>11.6466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11.65055">
                <text:p>11.650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11.458248">
                <text:p>11.4582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11.194621">
                <text:p>11.1946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11.054">
                <text:p>11.0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10.770532">
                <text:p>10.7705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interval-major="1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178cm" svg:height="7.04cm" chart:class="chart:scatter" chart:style-name="ch1">
        <chart:plot-area chart:style-name="ch2" table:cell-range-address="'Antarctic ice extent'.A2:'Antarctic ice extent'.B31" svg:x="0.279cm" svg:y="0.158cm" svg:width="11.644cm" svg:height="6.728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Antarctic ice extent'.B2:'Antarctic ice extent'.B31" chart:class="chart:scatter">
            <chart:domain table:cell-range-address="'Antarctic ice extent'.A2:'Antarctic ice extent'.A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</table:table-cell>
              <table:table-cell office:value-type="float" office:value="3.150116">
                <text:p>3.1501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2.870919">
                <text:p>2.870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2.906065">
                <text:p>2.9060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3.150632">
                <text:p>3.150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3.085001">
                <text:p>3.085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2.759608">
                <text:p>2.759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2.841908">
                <text:p>2.841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3.22865">
                <text:p>3.228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3.292726">
                <text:p>3.29272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2.92932">
                <text:p>2.929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3.089082">
                <text:p>3.0890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3.091022">
                <text:p>3.0910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3.209419">
                <text:p>3.2094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2.946297">
                <text:p>2.9462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2.584184">
                <text:p>2.5841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3.243566">
                <text:p>3.243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3.600062">
                <text:p>3.600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3.051871">
                <text:p>3.0518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2.539511">
                <text:p>2.5395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3.081474">
                <text:p>3.0814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3.037706">
                <text:p>3.0377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2.981224">
                <text:p>2.98122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3.833445">
                <text:p>3.833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2.992762">
                <text:p>2.9927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3.940618">
                <text:p>3.9406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3.674856">
                <text:p>3.6748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3.007145">
                <text:p>3.0071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2.699973">
                <text:p>2.69997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2.947873">
                <text:p>2.9478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interval-major="5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symbol-type="none"/>
      <style:graphic-properties draw:stroke="solid" svg:stroke-width="0.1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168cm" svg:height="7cm" chart:class="chart:scatter" chart:style-name="ch1">
        <chart:plot-area chart:style-name="ch2" table:cell-range-address="'Antarctic ice extent'.J2:'Antarctic ice extent'.K31" svg:x="0.284cm" svg:y="0.157cm" svg:width="11.636cm" svg:height="6.693cm"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Antarctic ice extent'.K2:'Antarctic ice extent'.K31" chart:class="chart:scatter">
            <chart:domain table:cell-range-address="'Antarctic ice extent'.J2:'Antarctic ice extent'.J31"/>
            <chart:data-point chart:repeated="3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79">
                <text:p>1979</text:p>
              </table:table-cell>
              <table:table-cell office:value-type="float" office:value="18.444956">
                <text:p>18.44495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80">
                <text:p>1980</text:p>
              </table:table-cell>
              <table:table-cell office:value-type="float" office:value="19.10631">
                <text:p>19.106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1">
                <text:p>1981</text:p>
              </table:table-cell>
              <table:table-cell office:value-type="float" office:value="18.943024">
                <text:p>18.943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82">
                <text:p>1982</text:p>
              </table:table-cell>
              <table:table-cell office:value-type="float" office:value="18.673434">
                <text:p>18.6734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83">
                <text:p>1983</text:p>
              </table:table-cell>
              <table:table-cell office:value-type="float" office:value="18.896108">
                <text:p>18.896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84">
                <text:p>1984</text:p>
              </table:table-cell>
              <table:table-cell office:value-type="float" office:value="18.707106">
                <text:p>18.7071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5">
                <text:p>1985</text:p>
              </table:table-cell>
              <table:table-cell office:value-type="float" office:value="19.068926">
                <text:p>19.068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86">
                <text:p>1986</text:p>
              </table:table-cell>
              <table:table-cell office:value-type="float" office:value="18.016184">
                <text:p>18.016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87">
                <text:p>1987</text:p>
              </table:table-cell>
              <table:table-cell office:value-type="float" office:value="18.755486">
                <text:p>18.755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88">
                <text:p>1988</text:p>
              </table:table-cell>
              <table:table-cell office:value-type="float" office:value="18.74924">
                <text:p>18.749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89">
                <text:p>1989</text:p>
              </table:table-cell>
              <table:table-cell office:value-type="float" office:value="18.35037">
                <text:p>18.350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90">
                <text:p>1990</text:p>
              </table:table-cell>
              <table:table-cell office:value-type="float" office:value="18.545078">
                <text:p>18.5450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91">
                <text:p>1991</text:p>
              </table:table-cell>
              <table:table-cell office:value-type="float" office:value="18.662656">
                <text:p>18.662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92">
                <text:p>1992</text:p>
              </table:table-cell>
              <table:table-cell office:value-type="float" office:value="18.50929">
                <text:p>18.509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93">
                <text:p>1993</text:p>
              </table:table-cell>
              <table:table-cell office:value-type="float" office:value="18.771566">
                <text:p>18.7715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94">
                <text:p>1994</text:p>
              </table:table-cell>
              <table:table-cell office:value-type="float" office:value="19.02739">
                <text:p>19.02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5">
                <text:p>1995</text:p>
              </table:table-cell>
              <table:table-cell office:value-type="float" office:value="18.76688">
                <text:p>18.766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6">
                <text:p>1996</text:p>
              </table:table-cell>
              <table:table-cell office:value-type="float" office:value="18.953564">
                <text:p>18.95356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7">
                <text:p>1997</text:p>
              </table:table-cell>
              <table:table-cell office:value-type="float" office:value="19.216764">
                <text:p>19.2167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98">
                <text:p>1998</text:p>
              </table:table-cell>
              <table:table-cell office:value-type="float" office:value="19.22011">
                <text:p>19.22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99">
                <text:p>1999</text:p>
              </table:table-cell>
              <table:table-cell office:value-type="float" office:value="19.10768">
                <text:p>19.107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0">
                <text:p>2000</text:p>
              </table:table-cell>
              <table:table-cell office:value-type="float" office:value="19.20869">
                <text:p>19.208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01">
                <text:p>2001</text:p>
              </table:table-cell>
              <table:table-cell office:value-type="float" office:value="18.501714">
                <text:p>18.501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02">
                <text:p>2002</text:p>
              </table:table-cell>
              <table:table-cell office:value-type="float" office:value="18.264414">
                <text:p>18.2644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03">
                <text:p>2003</text:p>
              </table:table-cell>
              <table:table-cell office:value-type="float" office:value="18.651398">
                <text:p>18.6513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04">
                <text:p>2004</text:p>
              </table:table-cell>
              <table:table-cell office:value-type="float" office:value="19.179372">
                <text:p>19.179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5">
                <text:p>2005</text:p>
              </table:table-cell>
              <table:table-cell office:value-type="float" office:value="19.230216">
                <text:p>19.2302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6">
                <text:p>2006</text:p>
              </table:table-cell>
              <table:table-cell office:value-type="float" office:value="19.447652">
                <text:p>19.4476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07">
                <text:p>2007</text:p>
              </table:table-cell>
              <table:table-cell office:value-type="float" office:value="19.251874">
                <text:p>19.2518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